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-color="#afd095"/>
      <style:paragraph-properties fo:text-align="center"/>
      <style:text-properties fo:font-size="12pt"/>
    </style:style>
    <style:style style:name="P4" style:family="paragraph">
      <loext:graphic-properties draw:fill-color="#afd095"/>
      <style:paragraph-properties fo:text-align="center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afd095" draw:textarea-horizontal-align="justify" draw:textarea-vertical-align="middle" draw:auto-grow-height="false" fo:min-height="1.335cm" fo:min-width="2.5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fill-color="#afd095" draw:textarea-horizontal-align="justify" draw:textarea-vertical-align="middle" draw:auto-grow-height="false" fo:min-height="1.339cm" fo:min-width="2.5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2" draw:text-style-name="P4" svg:width="2.647cm" svg:height="1.477cm" svg:x="-1.337cm" svg:y="4.731cm"><text:p text:style-name="P1">&lt;Bedingung&gt;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_0" draw:style-name="gr2" draw:text-style-name="P4" svg:width="2.647cm" svg:height="1.477cm" svg:x="2.235cm" svg:y="6.869cm"><text:p text:style-name="P1">KAN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_1" draw:style-name="gr2" draw:text-style-name="P4" svg:width="2.647cm" svg:height="1.477cm" svg:x="16.302cm" svg:y="4.731cm"><text:p text:style-name="P1">&lt;Prozesswort&gt;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_2" draw:style-name="gr2" draw:text-style-name="P4" svg:width="2.647cm" svg:height="1.477cm" svg:x="13.016cm" svg:y="4.731cm"><text:p text:style-name="P1">&lt;Objekt&gt;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_3" draw:style-name="gr2" draw:text-style-name="P3" svg:width="2.65cm" svg:height="1.481cm" svg:x="9.335cm" svg:y="4.731cm"><text:p text:style-name="P2">Die</text:p><text:p text:style-name="P2"><text:s/>Möglichkeit </text:p><text:p text:style-name="P2">biete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4" draw:style-name="gr2" draw:text-style-name="P4" svg:width="2.647cm" svg:height="1.477cm" svg:x="5.719cm" svg:y="4.731cm"><text:p text:style-name="P1">&lt;System&gt;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5" draw:style-name="gr2" draw:text-style-name="P4" svg:width="2.647cm" svg:height="1.477cm" svg:x="2.235cm" svg:y="2.526cm"><text:p text:style-name="P1">MUS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_6" draw:style-name="gr2" draw:text-style-name="P4" svg:width="2.647cm" svg:height="1.477cm" svg:x="2.235cm" svg:y="4.731cm"><text:p text:style-name="P1">SOLL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_7" draw:style-name="gr3" draw:text-style-name="P3" svg:width="2.652cm" svg:height="1.484cm" svg:x="9.335cm" svg:y="2.593cm"><text:p text:style-name="P2">-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_8" draw:style-name="gr2" draw:text-style-name="P3" svg:width="2.65cm" svg:height="1.481cm" svg:x="9.335cm" svg:y="6.847cm"><text:p text:style-name="P2">Fähig se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" draw:name="Shape2" draw:style-name="gr1" draw:text-style-name="P1" svg:x1="1.309cm" svg:y1="5.436cm" svg:x2="2.235cm" svg:y2="5.436cm"><text:p/></draw:line><draw:line text:anchor-type="paragraph" draw:z-index="11" draw:name="Shape3" draw:style-name="gr1" draw:text-style-name="P1" svg:x1="4.881cm" svg:y1="5.48cm" svg:x2="5.719cm" svg:y2="5.48cm"><text:p/></draw:line><draw:line text:anchor-type="paragraph" draw:z-index="12" draw:name="Shape4" draw:style-name="gr1" draw:text-style-name="P1" svg:x1="8.364cm" svg:y1="5.436cm" svg:x2="9.334cm" svg:y2="5.436cm"><text:p/></draw:line><draw:line text:anchor-type="paragraph" draw:z-index="13" draw:name="Shape5" draw:style-name="gr1" draw:text-style-name="P1" svg:x1="11.984cm" svg:y1="5.436cm" svg:x2="13.016cm" svg:y2="5.436cm"><text:p/></draw:line><draw:line text:anchor-type="paragraph" draw:z-index="14" draw:name="Shape6" draw:style-name="gr1" draw:text-style-name="P1" svg:x1="15.64cm" svg:y1="5.415cm" svg:x2="16.301cm" svg:y2="5.415cm"><text:p/></draw:line><draw:line text:anchor-type="paragraph" draw:z-index="15" draw:name="Shape7" draw:style-name="gr1" draw:text-style-name="P1" svg:x1="1.309cm" svg:y1="5.657cm" svg:x2="2.235cm" svg:y2="7.509cm"><text:p/></draw:line><draw:line text:anchor-type="paragraph" draw:z-index="16" draw:name="Shape8" draw:style-name="gr1" draw:text-style-name="P1" svg:x1="1.309cm" svg:y1="5.172cm" svg:x2="2.235cm" svg:y2="3.166cm"><text:p/></draw:line><draw:line text:anchor-type="paragraph" draw:z-index="17" draw:name="Shape9" draw:style-name="gr1" draw:text-style-name="P1" svg:x1="4.881cm" svg:y1="3.078cm" svg:x2="5.719cm" svg:y2="4.886cm"><text:p/></draw:line><draw:line text:anchor-type="paragraph" draw:z-index="18" draw:name="Shape10" draw:style-name="gr1" draw:text-style-name="P1" svg:x1="4.881cm" svg:y1="7.509cm" svg:x2="5.719cm" svg:y2="6.077cm"><text:p/></draw:line><draw:line text:anchor-type="paragraph" draw:z-index="19" draw:name="Shape11" draw:style-name="gr1" draw:text-style-name="P1" svg:x1="8.364cm" svg:y1="5.063cm" svg:x2="9.334cm" svg:y2="3.343cm"><text:p/></draw:line><draw:line text:anchor-type="paragraph" draw:z-index="20" draw:name="Shape12" draw:style-name="gr1" draw:text-style-name="P1" svg:x1="8.364cm" svg:y1="5.745cm" svg:x2="9.334cm" svg:y2="7.4cm"><text:p/></draw:line><draw:line text:anchor-type="paragraph" draw:z-index="21" draw:name="Shape13" draw:style-name="gr1" draw:text-style-name="P1" svg:x1="11.984cm" svg:y1="7.421cm" svg:x2="13.016cm" svg:y2="5.724cm"><text:p/></draw:line><draw:line text:anchor-type="paragraph" draw:z-index="22" draw:name="Shape14" draw:style-name="gr1" draw:text-style-name="P1" svg:x1="11.986cm" svg:y1="3.231cm" svg:x2="13.016cm" svg:y2="4.995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23:40:21.614590569</meta:creation-date>
    <dc:date>2021-02-13T23:50:45.130290300</dc:date>
    <meta:editing-duration>PT10M2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0.3.1$Linux_X86_64 LibreOffice_project/00$Build-1</meta:generator>
  </office:meta>
</office:document-meta>
</file>